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Rules.getAll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ules.getRules( Map moduleAttributes , 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uleRules.getRule( ModuleId mid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Rules.getRule( Map moduleAttributes , 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uleRules.getRule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ules.getRules( ModuleRevisionId mrid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uleRules.getRule( ModuleId 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ules.ModuleRules( Map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ules.dump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eRules.getRules( ModuleId 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ules.Module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uleRules.defineRule( MapMatcher condition , Object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Rule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ules.getRule( ModuleRevisionId mrid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